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text-line-through-style="solid" style:text-line-through-type="single" style:font-name="Times New Roman" fo:font-size="12pt" officeooo:paragraph-rsid="00783c54" style:font-size-asian="12pt" style:font-size-complex="12pt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ebd77" style:font-name-asian="Symbol1" style:font-size-asian="12pt" style:font-name-complex="Times New Roman" style:font-size-complex="12pt" style:language-complex="ar" style:country-complex="SA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7644b2" style:font-name-asian="Symbol1" style:font-size-asian="12pt" style:font-name-complex="Times New Roman" style:font-size-complex="12pt" style:language-complex="ar" style:country-complex="SA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783c54" style:font-name-asian="Symbol1" style:font-size-asian="12pt" style:font-name-complex="Times New Roman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7a57db" style:font-name-asian="Symbol1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6ebd77" style:font-name-asian="Symbol1" style:font-size-asian="12pt" style:font-name-complex="Times New Roman1" style:font-size-complex="12pt" style:language-complex="ar" style:country-complex="SA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783c54" style:font-name-asian="Symbol1" style:font-size-asian="12pt" style:font-name-complex="Times New Roman1" style:font-size-complex="12pt" style:language-complex="ar" style:country-complex="SA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6ebd77" style:font-name-asian="Symbol1" style:font-size-asian="12pt" style:font-name-complex="Times New Roman" style:font-size-complex="12pt" style:language-complex="ar" style:country-complex="SA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7085cc" style:font-name-asian="Symbol1" style:font-size-asian="12pt" style:font-name-complex="Times New Roman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7644b2" style:font-name-asian="Symbol1" style:font-size-asian="12pt" style:font-name-complex="Times New Roman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783c54" style:font-name-asian="Symbol1" style:font-size-asian="12pt" style:font-name-complex="Times New Roman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7a57db" style:font-name-asian="Symbol1" style:font-size-asian="12pt" style:font-name-complex="Times New Roman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d2bcb" officeooo:paragraph-rsid="006ebd77" style:font-name-asian="Symbol1" style:font-size-asian="12pt" style:font-name-complex="Times New Roman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296ff8" officeooo:paragraph-rsid="006ebd77" style:font-name-asian="Symbol1" style:font-size-asian="12pt" style:font-name-complex="Times New Roman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2931d8" officeooo:paragraph-rsid="006ebd77" style:font-name-asian="Symbol1" style:font-size-asian="12pt" style:font-name-complex="Times New Roman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6ebd77" style:font-name-asian="Symbol1" style:font-size-asian="12pt" style:font-name-complex="Times New Roman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7085cc" style:font-name-asian="Symbol1" style:font-size-asian="12pt" style:font-name-complex="Times New Roman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7a57db" style:font-name-asian="Symbol1" style:font-size-asian="12pt" style:font-name-complex="Times New Roman" style:font-size-complex="12pt" style:language-complex="ar" style:country-complex="SA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6e545" officeooo:paragraph-rsid="006ebd77" style:font-name-asian="Symbol1" style:font-size-asian="12pt" style:font-name-complex="Times New Roman" style:font-size-complex="12pt" style:language-complex="ar" style:country-complex="SA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6e545" officeooo:paragraph-rsid="007a57db" style:font-name-asian="Symbol1" style:font-size-asian="12pt" style:font-name-complex="Times New Roman" style:font-size-complex="12pt" style:language-complex="ar" style:country-complex="SA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d2bcb" officeooo:paragraph-rsid="006ebd77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6ebd77" style:font-name-asian="Symbol1" style:font-size-asian="12pt" style:font-name-complex="Times New Roman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6ebd77" style:font-size-asian="12pt" style:font-size-complex="12pt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7085cc" style:font-size-asian="12pt" style:font-size-complex="12pt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language="uk" fo:country="UA" officeooo:rsid="0015a3a6" officeooo:paragraph-rsid="006ebd77" style:font-size-asian="12pt" style:font-size-complex="12pt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language="uk" fo:country="UA" officeooo:rsid="0015a3a6" officeooo:paragraph-rsid="00783c54" style:font-size-asian="12pt" style:font-size-complex="12pt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6ebd77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7644b2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ebd77" style:font-size-asian="12pt" style:font-size-complex="12pt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7644b2" style:font-size-asian="12pt" style:font-size-complex="12pt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783c54" style:font-size-asian="12pt" style:font-size-complex="12pt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6ebd77" style:font-size-asian="12pt" style:font-size-complex="12pt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783c54" style:font-size-asian="12pt" style:font-size-complex="12pt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6ebd77" style:font-size-asian="12pt" style:font-name-complex="Times New Roman1" style:font-size-complex="12pt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7644b2" style:font-size-asian="12pt" style:font-name-complex="Times New Roman1" style:font-size-complex="12pt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ebd77" style:font-size-asian="12pt" style:font-size-complex="12pt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7644b2" style:font-size-asian="12pt" style:font-size-complex="12pt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7a57db" style:font-size-asian="12pt" style:font-size-complex="12pt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officeooo:paragraph-rsid="006ebd77" style:font-size-asian="12pt" style:font-size-complex="12pt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officeooo:paragraph-rsid="007a57db" style:font-size-asian="12pt" style:font-size-complex="12pt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fo:language="uk" fo:country="UA" officeooo:rsid="0026e28c" officeooo:paragraph-rsid="007644b2" style:font-size-asian="12pt" style:font-size-complex="12pt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solid" style:text-line-through-type="single" style:font-name="Times New Roman" fo:font-size="12pt" officeooo:paragraph-rsid="006ebd77" style:font-size-asian="12pt" style:font-size-complex="12pt"/>
    </style:style>
    <style:style style:name="P4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ebd77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d2bcb" officeooo:paragraph-rsid="006ebd77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2931d8" officeooo:paragraph-rsid="006ebd77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30a17e" officeooo:paragraph-rsid="006ebd77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super 58%" style:font-name="Times New Roman" fo:font-size="12pt" fo:letter-spacing="normal" fo:language="uk" fo:country="UA" fo:font-style="normal" style:text-underline-style="none" fo:font-weight="normal" officeooo:rsid="001d2bcb" officeooo:paragraph-rsid="006ebd77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8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7644b2" style:font-size-asian="12pt" style:font-size-complex="12pt"/>
    </style:style>
    <style:style style:name="P49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fo:font-size="12pt" officeooo:paragraph-rsid="00783c54" style:font-size-asian="12pt" style:font-size-complex="12pt"/>
    </style:style>
    <style:style style:name="P50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7a57db" style:font-name-asian="Symbol1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7085cc" style:font-size-asian="12pt" style:font-size-complex="12pt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7085cc" style:font-size-asian="12pt" style:font-name-complex="Times New Roman1" style:font-size-complex="12pt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7085cc" style:font-size-asian="12pt" style:font-size-complex="12pt"/>
    </style:style>
    <style:style style:name="P5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ebd77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5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21e03" officeooo:paragraph-rsid="007085cc" style:font-name-asian="Symbol1" style:font-size-asian="12pt" style:font-name-complex="Times New Roman1" style:font-size-complex="12pt" style:language-complex="ar" style:country-complex="SA"/>
    </style:style>
    <style:style style:name="P5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style:text-underline-style="none" officeooo:rsid="002ed947" officeooo:paragraph-rsid="006ebd77" style:font-name-asian="Symbol1" style:font-size-asian="12pt" style:font-name-complex="Times New Roman" style:font-size-complex="12pt" style:language-complex="ar" style:country-complex="SA"/>
    </style:style>
    <style:style style:name="P5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6ebd77" style:font-name-asian="Symbol1" style:font-size-asian="12pt" style:font-name-complex="Times New Roman" style:font-size-complex="12pt" style:language-complex="ar" style:country-complex="SA"/>
    </style:style>
    <style:style style:name="P5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6ebd77" style:font-name-asian="Symbol1" style:font-size-asian="12pt" style:font-name-complex="Times New Roman1" style:font-size-complex="12pt" style:language-complex="ar" style:country-complex="SA"/>
    </style:style>
    <style:style style:name="P5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7085cc" style:font-name-asian="Symbol1" style:font-size-asian="12pt" style:font-name-complex="Times New Roman1" style:font-size-complex="12pt" style:language-complex="ar" style:country-complex="SA"/>
    </style:style>
    <style:style style:name="P6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7085cc" style:font-name-asian="Symbol1" style:font-size-asian="12pt" style:font-name-complex="Times New Roman" style:font-size-complex="12pt" style:language-complex="ar" style:country-complex="SA"/>
    </style:style>
    <style:style style:name="P6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officeooo:paragraph-rsid="007085cc" style:font-size-asian="12pt" style:font-size-complex="12pt"/>
    </style:style>
    <style:style style:name="P6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fo:language="uk" fo:country="UA" officeooo:rsid="0026e28c" officeooo:paragraph-rsid="007644b2" style:font-size-asian="12pt" style:font-size-complex="12pt"/>
    </style:style>
    <style:style style:name="P63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Times New Roman" fo:font-size="12pt" fo:language="uk" fo:country="UA" style:text-underline-style="none" officeooo:paragraph-rsid="006ebd77" style:font-size-asian="12pt" style:font-name-complex="Times New Roman" style:font-size-complex="12pt" style:language-complex="ar" style:country-complex="SA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2pt" fo:language="uk" fo:country="UA" style:text-underline-style="none" officeooo:paragraph-rsid="006ebd77" style:font-size-asian="12pt" style:font-name-complex="Times New Roman" style:font-size-complex="12pt" style:language-complex="ar" style:country-complex="SA"/>
    </style:style>
    <style:style style:name="T1" style:family="text">
      <style:text-properties style:use-window-font-color="tru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2" style:family="text">
      <style:text-properties style:use-window-font-color="true" style:text-position="0% 100%" style:font-name="Times New Roman" fo:language="uk" fo:country="UA" officeooo:rsid="006ebd77" style:font-name-asian="Symbol1" style:font-name-complex="Times New Roman" style:language-complex="ar" style:country-complex="SA"/>
    </style:style>
    <style:style style:name="T3" style:family="text">
      <style:text-properties style:use-window-font-color="true" style:text-position="0% 100%" style:font-name="Times New Roman" fo:language="uk" fo:country="UA" officeooo:rsid="0022176e" style:font-name-asian="Symbol1" style:font-name-complex="Times New Roman1" style:language-complex="ar" style:country-complex="SA"/>
    </style:style>
    <style:style style:name="T4" style:family="text">
      <style:text-properties style:use-window-font-color="true" style:text-position="0% 100%" style:font-name="Times New Roman" fo:language="uk" fo:country="UA" style:text-underline-style="none" officeooo:rsid="0015a3a6" style:font-name-asian="Symbol1" style:font-name-complex="Times New Roman" style:language-complex="ar" style:country-complex="SA"/>
    </style:style>
    <style:style style:name="T5" style:family="text">
      <style:text-properties style:use-window-font-color="true" style:text-position="0% 100%" style:font-name="Times New Roman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6" style:family="text">
      <style:text-properties style:use-window-font-color="true" style:text-position="0% 100%" style:font-name="Times New Roman" fo:letter-spacing="0.0437in" fo:language="uk" fo:country="UA" style:text-underline-style="none" officeooo:rsid="0015a3a6" style:font-name-asian="Symbol1" style:font-name-complex="Times New Roman" style:language-complex="ar" style:country-complex="SA"/>
    </style:style>
    <style:style style:name="T7" style:family="text">
      <style:text-properties style:use-window-font-color="true" style:text-position="0% 100%" style:font-name="Times New Roman" fo:font-style="italic" style:text-underline-style="none" style:font-name-asian="Symbol1" style:font-style-asian="italic" style:font-name-complex="Times New Roman" style:language-complex="ar" style:country-complex="SA" style:font-style-complex="normal"/>
    </style:style>
    <style:style style:name="T8" style:family="text">
      <style:text-properties style:use-window-font-color="true" style:text-position="0% 100%" style:font-name="Times New Roman" fo:font-style="italic" style:text-underline-style="none" officeooo:rsid="0072ad5d" style:font-name-asian="Symbol1" style:font-style-asian="italic" style:font-name-complex="Times New Roman" style:language-complex="ar" style:country-complex="SA" style:font-style-complex="normal"/>
    </style:style>
    <style:style style:name="T9" style:family="text">
      <style:text-properties style:use-window-font-color="true" style:text-position="0% 100%" style:font-name="Times New Roman" fo:font-style="italic" style:text-underline-style="none" officeooo:rsid="0015a3a6" style:font-name-asian="Symbol1" style:font-style-asian="italic" style:font-name-complex="Times New Roman" style:language-complex="ar" style:country-complex="SA" style:font-style-complex="normal"/>
    </style:style>
    <style:style style:name="T10" style:family="text">
      <style:text-properties style:use-window-font-color="true" style:text-position="0% 100%" style:font-name="Times New Roman" fo:font-style="normal" style:text-underline-style="none" style:font-name-asian="Symbol1" style:font-style-asian="normal" style:font-name-complex="Times New Roman" style:language-complex="ar" style:country-complex="SA" style:font-style-complex="normal"/>
    </style:style>
    <style:style style:name="T11" style:family="text">
      <style:text-properties style:use-window-font-color="true" style:text-position="0% 100%" style:font-name="Times New Roman" fo:font-style="normal" style:text-underline-style="none" officeooo:rsid="0073f3e7" style:font-name-asian="Symbol1" style:font-style-asian="normal" style:font-name-complex="Times New Roman" style:language-complex="ar" style:country-complex="SA" style:font-style-complex="normal"/>
    </style:style>
    <style:style style:name="T12" style:family="text">
      <style:text-properties style:use-window-font-color="true" style:text-position="0% 100%" style:font-name="Times New Roman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13" style:family="text">
      <style:text-properties style:use-window-font-color="true" style:text-position="0% 100%" style:font-name="Times New Roman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14" style:family="text">
      <style:text-properties style:use-window-font-color="true" style:text-position="0% 100%" style:font-name="Times New Roman" fo:font-style="normal" style:text-underline-style="none" officeooo:rsid="0022176e" style:font-name-asian="Symbol1" style:font-style-asian="normal" style:font-name-complex="Times New Roman1" style:language-complex="ar" style:country-complex="SA" style:font-style-complex="normal"/>
    </style:style>
    <style:style style:name="T15" style:family="text">
      <style:text-properties style:use-window-font-color="true" style:text-position="0% 100%" style:font-name="Times New Roman" fo:font-style="normal" style:text-underline-style="none" officeooo:rsid="006ebd77" style:font-name-asian="Symbol1" style:font-style-asian="normal" style:font-name-complex="Times New Roman1" style:language-complex="ar" style:country-complex="SA" style:font-style-complex="normal"/>
    </style:style>
    <style:style style:name="T16" style:family="text">
      <style:text-properties style:use-window-font-color="true" style:text-position="0% 100%" style:font-name="Times New Roman" fo:font-style="normal" style:text-underline-style="none" officeooo:rsid="00746911" style:font-name-asian="Calibri" style:font-style-asian="normal" style:font-name-complex="Times New Roman1" style:language-complex="ar" style:country-complex="SA" style:font-style-complex="normal"/>
    </style:style>
    <style:style style:name="T17" style:family="text">
      <style:text-properties style:use-window-font-color="true" style:text-position="0% 100%" style:font-name="Times New Roman" style:text-underline-style="none" style:font-name-asian="Symbol1" style:font-name-complex="Times New Roman1" style:language-complex="ar" style:country-complex="SA"/>
    </style:style>
    <style:style style:name="T18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officeooo:rsid="005480e3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officeooo:rsid="0079dea7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officeooo:rsid="0015a3a6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officeooo:rsid="00563c6c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0% 100%" officeooo:rsid="005698f1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officeooo:rsid="00682912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officeooo:rsid="006ebd77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anguage="uk" fo:country="UA" fo:font-style="italic" officeooo:rsid="0015a3a6" style:font-name-asian="Symbol1" style:font-style-asian="italic" style:font-name-complex="Times New Roman" style:language-complex="ar" style:country-complex="SA" style:font-style-complex="italic"/>
    </style:style>
    <style:style style:name="T27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fo:language="uk" fo:country="UA" officeooo:rsid="00101f38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fo:language="uk" fo:country="UA" officeooo:rsid="00659a53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fo:language="uk" fo:country="UA" officeooo:rsid="00121cd3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fo:language="uk" fo:country="UA" officeooo:rsid="00122fd3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fo:language="uk" fo:country="UA" officeooo:rsid="00723806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fo:language="uk" fo:country="UA" officeooo:rsid="001c33b4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fo:language="uk" fo:country="UA" officeooo:rsid="002931d8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fo:language="uk" fo:country="UA" officeooo:rsid="0029f82a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fo:language="uk" fo:country="UA" officeooo:rsid="00296ff8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0% 100%" fo:language="uk" fo:country="UA" officeooo:rsid="006ebd77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position="0% 100%" fo:language="uk" fo:country="UA" officeooo:rsid="007085cc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position="0% 100%" fo:language="uk" fo:country="UA" officeooo:rsid="001d2bcb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position="0% 100%" fo:language="uk" fo:country="UA" officeooo:rsid="003452c6" style:font-name-asian="Symbol1" style:font-name-complex="Times New Roman" style:language-complex="ar" style:country-complex="SA"/>
    </style:style>
    <style:style style:name="T41" style:family="text">
      <style:text-properties style:use-window-font-color="true" style:text-position="0% 100%" fo:language="uk" fo:country="UA" officeooo:rsid="00352ed0" style:font-name-asian="Symbol1" style:font-name-complex="Times New Roman" style:language-complex="ar" style:country-complex="SA"/>
    </style:style>
    <style:style style:name="T42" style:family="text">
      <style:text-properties style:use-window-font-color="true" style:text-position="0% 100%" fo:language="uk" fo:country="UA" officeooo:rsid="0021d14b" style:font-name-asian="Symbol1" style:font-name-complex="Times New Roman" style:language-complex="ar" style:country-complex="SA"/>
    </style:style>
    <style:style style:name="T43" style:family="text">
      <style:text-properties style:use-window-font-color="true" style:text-position="0% 100%" fo:language="uk" fo:country="UA" officeooo:rsid="002ccde7" style:font-name-asian="Symbol1" style:font-name-complex="Times New Roman" style:language-complex="ar" style:country-complex="SA"/>
    </style:style>
    <style:style style:name="T44" style:family="text">
      <style:text-properties style:use-window-font-color="true" style:text-position="0% 100%" fo:language="uk" fo:country="UA" officeooo:rsid="002e8816" style:font-name-asian="Symbol1" style:font-name-complex="Times New Roman" style:language-complex="ar" style:country-complex="SA"/>
    </style:style>
    <style:style style:name="T45" style:family="text">
      <style:text-properties style:use-window-font-color="true" style:text-position="0% 100%" fo:language="uk" fo:country="UA" officeooo:rsid="00296ff8" style:font-name-asian="Symbol1" style:font-name-complex="Times New Roman1" style:language-complex="ar" style:country-complex="SA"/>
    </style:style>
    <style:style style:name="T46" style:family="text">
      <style:text-properties style:use-window-font-color="true" style:text-position="0% 100%" fo:language="uk" fo:country="UA" officeooo:rsid="007085cc" style:font-name-asian="Symbol1" style:font-name-complex="Times New Roman1" style:language-complex="ar" style:country-complex="SA"/>
    </style:style>
    <style:style style:name="T47" style:family="text">
      <style:text-properties style:use-window-font-color="true" style:text-position="0% 100%" fo:letter-spacing="-0.0063in" officeooo:rsid="0015a3a6" style:font-name-asian="Symbol1"/>
    </style:style>
    <style:style style:name="T48" style:family="text">
      <style:text-properties style:use-window-font-color="true" style:text-position="0% 100%" fo:letter-spacing="-0.0063in" officeooo:rsid="000d878e" style:font-name-asian="Symbol1"/>
    </style:style>
    <style:style style:name="T49" style:family="text">
      <style:text-properties style:use-window-font-color="true" style:text-position="0% 100%" fo:letter-spacing="-0.0063in" officeooo:rsid="006ebd77" style:font-name-asian="Symbol1"/>
    </style:style>
    <style:style style:name="T50" style:family="text">
      <style:text-properties style:use-window-font-color="true" style:text-position="0% 100%" fo:language="en" fo:country="US" officeooo:rsid="00296ff8" style:font-name-asian="Symbol1" style:font-name-complex="Times New Roman1" style:language-complex="ar" style:country-complex="SA"/>
    </style:style>
    <style:style style:name="T51" style:family="text">
      <style:text-properties style:use-window-font-color="true" style:text-position="sub 58%" fo:language="uk" fo:country="UA" officeooo:rsid="00296ff8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sub 58%" fo:language="uk" fo:country="UA" officeooo:rsid="00296ff8" style:font-name-asian="Symbol1" style:font-name-complex="Times New Roman1" style:language-complex="ar" style:country-complex="SA"/>
    </style:style>
    <style:style style:name="T53" style:family="text">
      <style:text-properties style:use-window-font-color="true" style:text-position="sub 58%" fo:language="uk" fo:country="UA" officeooo:rsid="0076271f" style:font-name-asian="Symbol1" style:font-name-complex="Times New Roman1" style:language-complex="ar" style:country-complex="SA"/>
    </style:style>
    <style:style style:name="T54" style:family="text">
      <style:text-properties style:use-window-font-color="true" style:text-position="sub 58%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sub 58%" officeooo:rsid="006ecc8d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sub 58%" style:font-name="Times New Roman" fo:language="uk" fo:country="UA" style:text-underline-style="none" officeooo:rsid="0015a3a6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sub 58%" style:font-name="Times New Roman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58" style:family="text">
      <style:text-properties style:use-window-font-color="true" style:text-position="sub 58%" style:font-name="Times New Roman" fo:font-style="normal" style:text-underline-style="none" style:font-name-asian="Symbol1" style:font-style-asian="normal" style:font-name-complex="Times New Roman" style:language-complex="ar" style:country-complex="SA" style:font-style-complex="normal"/>
    </style:style>
    <style:style style:name="T59" style:family="text">
      <style:text-properties style:use-window-font-color="true" style:text-position="sub 58%" style:font-name="Times New Roman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60" style:family="text">
      <style:text-properties style:use-window-font-color="true" style:text-position="super 58%" fo:language="uk" fo:country="UA" officeooo:rsid="0015a3a6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super 58%" fo:language="uk" fo:country="UA" officeooo:rsid="00659a53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super 58%" fo:language="uk" fo:country="UA" officeooo:rsid="006ecc8d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super 58%" fo:language="uk" fo:country="UA" officeooo:rsid="00296ff8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super 58%" fo:language="uk" fo:country="UA" officeooo:rsid="006ebd77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super 58%" fo:language="uk" fo:country="UA" officeooo:rsid="001d2bcb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super 58%" fo:language="uk" fo:country="UA" officeooo:rsid="0020cad1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super 58%" fo:language="uk" fo:country="UA" officeooo:rsid="0021d14b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super 58%" fo:language="uk" fo:country="UA" officeooo:rsid="002ccde7" style:font-name-asian="Symbol1" style:font-name-complex="Times New Roman" style:language-complex="ar" style:country-complex="SA"/>
    </style:style>
    <style:style style:name="T69" style:family="text">
      <style:text-properties style:use-window-font-color="true" style:text-position="super 58%" style:font-name="Times New Roman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-13% 100%" style:font-name="Times New Roman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71" style:family="text">
      <style:text-properties style:use-window-font-color="true" style:text-position="-13% 100%" style:font-name="Times New Roman" fo:language="uk" fo:country="UA" style:text-underline-style="none" officeooo:rsid="0015a3a6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position="-13% 100%" style:font-name="Times New Roman" fo:font-style="normal" style:text-underline-style="none" style:font-name-asian="Symbol1" style:font-style-asian="normal" style:font-name-complex="Times New Roman" style:language-complex="ar" style:country-complex="SA" style:font-style-complex="normal"/>
    </style:style>
    <style:style style:name="T73" style:family="text">
      <style:text-properties style:use-window-font-color="true" style:text-position="-13% 100%" style:font-name="Times New Roman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74" style:family="text">
      <style:text-properties style:use-window-font-color="true" style:text-position="-13% 100%" style:font-name="Times New Roman" fo:font-style="italic" style:text-underline-style="none" style:font-name-asian="Symbol1" style:font-style-asian="italic" style:font-name-complex="Times New Roman" style:language-complex="ar" style:country-complex="SA" style:font-style-complex="normal"/>
    </style:style>
    <style:style style:name="T75" style:family="text">
      <style:text-properties style:use-window-font-color="true" style:text-position="-13% 100%" style:font-name="Times New Roman" fo:font-style="italic" style:text-underline-style="none" officeooo:rsid="0015a3a6" style:font-name-asian="Symbol1" style:font-style-asian="italic" style:font-name-complex="Times New Roman" style:language-complex="ar" style:country-complex="SA" style:font-style-complex="normal"/>
    </style:style>
    <style:style style:name="T76" style:family="text">
      <style:text-properties style:use-window-font-color="true" style:text-line-through-style="solid" style:text-line-through-type="single" style:text-position="0% 100%" fo:language="uk" fo:country="UA" officeooo:rsid="0015a3a6" style:font-name-asian="Symbol1" style:font-name-complex="Times New Roman" style:language-complex="ar" style:country-complex="SA"/>
    </style:style>
    <style:style style:name="T77" style:family="text">
      <style:text-properties style:use-window-font-color="true" style:text-line-through-style="solid" style:text-line-through-type="single" style:text-position="0% 100%" fo:language="uk" fo:country="UA" officeooo:rsid="002931d8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line-through-style="solid" style:text-line-through-type="single" style:text-position="0% 100%" fo:language="uk" fo:country="UA" officeooo:rsid="00296ff8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line-through-style="solid" style:text-line-through-type="single" style:text-position="0% 100%" fo:language="uk" fo:country="UA" officeooo:rsid="0029f82a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line-through-style="solid" style:text-line-through-type="single" style:text-position="0% 100%" fo:language="uk" fo:country="UA" officeooo:rsid="002ba942" style:font-name-asian="Symbol1" style:font-name-complex="Times New Roman" style:language-complex="ar" style:country-complex="SA"/>
    </style:style>
    <style:style style:name="T81" style:family="text">
      <style:text-properties style:use-window-font-color="true" style:text-line-through-style="solid" style:text-line-through-type="single" style:text-position="0% 100%" fo:language="uk" fo:country="UA" officeooo:rsid="001d2bcb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line-through-style="solid" style:text-line-through-type="single" style:text-position="0% 100%" fo:language="uk" fo:country="UA" officeooo:rsid="003452c6" style:font-name-asian="Symbol1" style:font-name-complex="Times New Roman" style:language-complex="ar" style:country-complex="SA"/>
    </style:style>
    <style:style style:name="T83" style:family="text">
      <style:text-properties style:use-window-font-color="true" style:text-line-through-style="solid" style:text-line-through-type="single" style:text-position="0% 100%" fo:language="uk" fo:country="UA" officeooo:rsid="00352ed0" style:font-name-asian="Symbol1" style:font-name-complex="Times New Roman" style:language-complex="ar" style:country-complex="SA"/>
    </style:style>
    <style:style style:name="T84" style:family="text">
      <style:text-properties style:use-window-font-color="true" style:text-line-through-style="solid" style:text-line-through-type="single" style:text-position="0% 100%" fo:language="uk" fo:country="UA" officeooo:rsid="0021d14b" style:font-name-asian="Symbol1" style:font-name-complex="Times New Roman" style:language-complex="ar" style:country-complex="SA"/>
    </style:style>
    <style:style style:name="T85" style:family="text">
      <style:text-properties style:use-window-font-color="true" style:text-line-through-style="solid" style:text-line-through-type="single" style:text-position="0% 100%" fo:language="uk" fo:country="UA" officeooo:rsid="007644b2" style:font-name-asian="Symbol1" style:font-name-complex="Times New Roman" style:language-complex="ar" style:country-complex="SA"/>
    </style:style>
    <style:style style:name="T86" style:family="text">
      <style:text-properties style:use-window-font-color="true" style:text-line-through-style="solid" style:text-line-through-type="single" style:text-position="0% 100%" fo:language="uk" fo:country="UA" fo:font-style="italic" officeooo:rsid="0015a3a6" style:font-name-asian="Symbol1" style:font-style-asian="italic" style:font-name-complex="Times New Roman" style:language-complex="ar" style:country-complex="SA" style:font-style-complex="italic"/>
    </style:style>
    <style:style style:name="T87" style:family="text">
      <style:text-properties style:use-window-font-color="true" style:text-line-through-style="solid" style:text-line-through-type="single" style:text-position="super 58%" fo:language="uk" fo:country="UA" officeooo:rsid="00296ff8" style:font-name-asian="Symbol1" style:font-name-complex="Times New Roman" style:language-complex="ar" style:country-complex="SA"/>
    </style:style>
    <style:style style:name="T88" style:family="text">
      <style:text-properties style:use-window-font-color="true" style:text-line-through-style="solid" style:text-line-through-type="single" style:text-position="super 58%" fo:language="uk" fo:country="UA" officeooo:rsid="002ba942" style:font-name-asian="Symbol1" style:font-name-complex="Times New Roman" style:language-complex="ar" style:country-complex="SA"/>
    </style:style>
    <style:style style:name="T89" style:family="text">
      <style:text-properties style:use-window-font-color="true" style:text-line-through-style="solid" style:text-line-through-type="single" style:text-position="super 58%" fo:language="uk" fo:country="UA" officeooo:rsid="0015a3a6" style:font-name-asian="Symbol1" style:font-name-complex="Times New Roman" style:language-complex="ar" style:country-complex="SA"/>
    </style:style>
    <style:style style:name="T90" style:family="text">
      <style:text-properties style:use-window-font-color="true" style:text-line-through-style="solid" style:text-line-through-type="single" style:text-position="super 58%" fo:language="uk" fo:country="UA" officeooo:rsid="001d2bcb" style:font-name-asian="Symbol1" style:font-name-complex="Times New Roman" style:language-complex="ar" style:country-complex="SA"/>
    </style:style>
    <style:style style:name="T91" style:family="text">
      <style:text-properties style:use-window-font-color="true" style:text-line-through-style="solid" style:text-line-through-type="single" style:text-position="super 58%" fo:language="uk" fo:country="UA" officeooo:rsid="0020cad1" style:font-name-asian="Symbol1" style:font-name-complex="Times New Roman" style:language-complex="ar" style:country-complex="SA"/>
    </style:style>
    <style:style style:name="T92" style:family="text">
      <style:text-properties style:use-window-font-color="true" style:text-line-through-style="solid" style:text-line-through-type="single" style:text-position="super 58%" fo:language="uk" fo:country="UA" officeooo:rsid="0021d14b" style:font-name-asian="Symbol1" style:font-name-complex="Times New Roman" style:language-complex="ar" style:country-complex="SA"/>
    </style:style>
    <style:style style:name="T93" style:family="text">
      <style:text-properties style:use-window-font-color="true" style:text-line-through-style="solid" style:text-line-through-type="single" style:text-position="super 58%" fo:language="uk" fo:country="UA" officeooo:rsid="002ccde7" style:font-name-asian="Symbol1" style:font-name-complex="Times New Roman" style:language-complex="ar" style:country-complex="SA"/>
    </style:style>
    <style:style style:name="T94" style:family="text">
      <style:text-properties style:use-window-font-color="true" style:text-line-through-style="none" style:text-line-through-type="none" style:text-position="0% 100%" fo:language="uk" fo:country="UA" officeooo:rsid="0015a3a6" style:font-name-asian="Symbol1" style:font-name-complex="Times New Roman" style:language-complex="ar" style:country-complex="SA"/>
    </style:style>
    <style:style style:name="T95" style:family="text">
      <style:text-properties style:use-window-font-color="true" style:text-line-through-style="none" style:text-line-through-type="none" style:text-position="0% 100%" fo:language="uk" fo:country="UA" officeooo:rsid="006ebd77" style:font-name-asian="Symbol1" style:font-name-complex="Times New Roman" style:language-complex="ar" style:country-complex="SA"/>
    </style:style>
    <style:style style:name="T96" style:family="text">
      <style:text-properties style:use-window-font-color="true" style:text-line-through-style="none" style:text-line-through-type="none" style:text-position="0% 100%" fo:language="uk" fo:country="UA" officeooo:rsid="0016e545" style:font-name-asian="Symbol1" style:font-name-complex="Times New Roman" style:language-complex="ar" style:country-complex="SA"/>
    </style:style>
    <style:style style:name="T97" style:family="text">
      <style:text-properties style:use-window-font-color="true" style:text-line-through-style="none" style:text-line-through-type="none" style:text-position="0% 100%" fo:language="uk" fo:country="UA" officeooo:rsid="001d2bcb" style:font-name-asian="Symbol1" style:font-name-complex="Times New Roman" style:language-complex="ar" style:country-complex="SA"/>
    </style:style>
    <style:style style:name="T98" style:family="text">
      <style:text-properties style:use-window-font-color="true" style:text-line-through-style="none" style:text-line-through-type="none" style:text-position="0% 100%" fo:language="uk" fo:country="UA" officeooo:rsid="007085cc" style:font-name-asian="Symbol1" style:font-name-complex="Times New Roman" style:language-complex="ar" style:country-complex="SA"/>
    </style:style>
    <style:style style:name="T99" style:family="text">
      <style:text-properties style:use-window-font-color="true" style:text-line-through-style="none" style:text-line-through-type="none" style:text-position="0% 100%" fo:language="uk" fo:country="UA" officeooo:rsid="0072884b" style:font-name-asian="Symbol1" style:font-name-complex="Times New Roman" style:language-complex="ar" style:country-complex="SA"/>
    </style:style>
    <style:style style:name="T100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font-name-complex="Times New Roman" style:language-complex="ar" style:country-complex="SA"/>
    </style:style>
    <style:style style:name="T101" style:family="text">
      <style:text-properties style:use-window-font-color="true" style:text-line-through-style="none" style:text-line-through-type="none" style:text-position="0% 100%" fo:language="uk" fo:country="UA" officeooo:rsid="0076271f" style:font-name-asian="Symbol1" style:font-name-complex="Times New Roman" style:language-complex="ar" style:country-complex="SA"/>
    </style:style>
    <style:style style:name="T102" style:family="text">
      <style:text-properties style:use-window-font-color="true" style:text-line-through-style="none" style:text-line-through-type="none" style:text-position="0% 100%" fo:language="uk" fo:country="UA" officeooo:rsid="007644b2" style:font-name-asian="Symbol1" style:font-name-complex="Times New Roman" style:language-complex="ar" style:country-complex="SA"/>
    </style:style>
    <style:style style:name="T103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font-name-complex="Times New Roman1" style:language-complex="ar" style:country-complex="SA"/>
    </style:style>
    <style:style style:name="T104" style:family="text">
      <style:text-properties style:use-window-font-color="true" style:text-line-through-style="none" style:text-line-through-type="non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105" style:family="text">
      <style:text-properties style:use-window-font-color="true" style:text-line-through-style="none" style:text-line-through-type="none" style:text-position="0% 100%" style:font-name="Times New Roman" fo:language="uk" fo:country="UA" officeooo:rsid="007085cc" style:font-name-asian="Symbol1" style:font-name-complex="Times New Roman" style:language-complex="ar" style:country-complex="SA"/>
    </style:style>
    <style:style style:name="T106" style:family="text">
      <style:text-properties style:use-window-font-color="true" style:text-line-through-style="none" style:text-line-through-type="none" style:text-position="0% 100%" style:font-name="Times New Roman" fo:language="uk" fo:country="UA" officeooo:rsid="00723806" style:font-name-asian="Symbol1" style:font-name-complex="Times New Roman" style:language-complex="ar" style:country-complex="SA"/>
    </style:style>
    <style:style style:name="T107" style:family="text">
      <style:text-properties style:use-window-font-color="true" style:text-line-through-style="none" style:text-line-through-type="none" style:text-position="0% 100%" style:font-name="Times New Roman" fo:language="uk" fo:country="UA" officeooo:rsid="007644b2" style:font-name-asian="Symbol1" style:font-name-complex="Times New Roman" style:language-complex="ar" style:country-complex="SA"/>
    </style:style>
    <style:style style:name="T108" style:family="text">
      <style:text-properties style:use-window-font-color="true" style:text-line-through-style="none" style:text-line-through-type="none" style:text-position="0% 100%" fo:language="en" fo:country="US" officeooo:rsid="00296ff8" style:font-name-asian="Symbol1" style:font-name-complex="Times New Roman1" style:language-complex="ar" style:country-complex="SA"/>
    </style:style>
    <style:style style:name="T109" style:family="text">
      <style:text-properties style:use-window-font-color="true" style:text-line-through-style="none" style:text-line-through-type="none" style:text-position="super 58%" fo:language="uk" fo:country="UA" officeooo:rsid="001d2bcb" style:font-name-asian="Symbol1" style:font-name-complex="Times New Roman" style:language-complex="ar" style:country-complex="SA"/>
    </style:style>
    <style:style style:name="T110" style:family="text">
      <style:text-properties style:use-window-font-color="true" style:text-line-through-style="none" style:text-line-through-type="none" style:text-position="super 58%" fo:language="uk" fo:country="UA" officeooo:rsid="00296ff8" style:font-name-asian="Symbol1" style:font-name-complex="Times New Roman1" style:language-complex="ar" style:country-complex="SA"/>
    </style:style>
    <style:style style:name="T111" style:family="text">
      <style:text-properties style:use-window-font-color="true" style:font-name="Times New Roman" fo:language="uk" fo:country="UA" officeooo:rsid="00746911" style:font-name-asian="Calibri" style:font-name-complex="Times New Roman1" style:language-complex="ar" style:country-complex="SA"/>
    </style:style>
    <style:style style:name="T112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520e1e" style:font-name-complex="Times New Roman1" style:language-complex="ar" style:country-complex="SA"/>
    </style:style>
    <style:style style:name="T113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121e03" style:font-name-complex="Times New Roman1" style:language-complex="ar" style:country-complex="SA"/>
    </style:style>
    <style:style style:name="T114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502aa8" style:font-name-complex="Times New Roman1" style:language-complex="ar" style:country-complex="SA"/>
    </style:style>
    <style:style style:name="T115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493da9" style:font-name-complex="Times New Roman1" style:language-complex="ar" style:country-complex="SA"/>
    </style:style>
    <style:style style:name="T116" style:family="text">
      <style:text-properties fo:font-variant="normal" fo:text-transform="none" fo:color="#000000" style:text-line-through-style="none" style:text-line-through-type="none" style:text-position="sub 58%" fo:letter-spacing="normal" fo:language="uk" fo:country="UA" fo:font-style="normal" style:text-underline-style="none" fo:font-weight="normal" officeooo:rsid="00502aa8" style:font-name-complex="Times New Roman1" style:language-complex="ar" style:country-complex="SA"/>
    </style:style>
    <style:style style:name="T117" style:family="text">
      <style:text-properties fo:font-variant="normal" fo:text-transform="none" fo:color="#000000" style:text-line-through-style="none" style:text-line-through-type="none" style:text-position="super 58%" fo:letter-spacing="normal" fo:language="uk" fo:country="UA" fo:font-style="normal" style:text-underline-style="none" fo:font-weight="normal" officeooo:rsid="00502aa8" style:font-name-complex="Times New Roman1" style:language-complex="ar" style:country-complex="SA"/>
    </style:style>
    <style:style style:name="T118" style:family="text">
      <style:text-properties fo:font-variant="normal" fo:text-transform="none" fo:color="#000000" style:text-line-through-style="none" style:text-line-through-type="none" style:text-position="super 58%" fo:letter-spacing="normal" fo:language="uk" fo:country="UA" fo:font-style="normal" style:text-underline-style="none" fo:font-weight="normal" officeooo:rsid="00493da9" style:font-name-complex="Times New Roman1" style:language-complex="ar" style:country-complex="SA"/>
    </style:style>
    <style:style style:name="T119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0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ba942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1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31d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2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6ff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3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4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5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6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ed947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7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f82a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8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0a17e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9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1cbd3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0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1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296ff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2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3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4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30a17e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5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6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7" style:family="text">
      <style:text-properties fo:font-variant="normal" fo:text-transform="none" style:use-window-font-color="true" style:text-position="sub 58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8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9" style:family="text">
      <style:text-properties fo:font-variant="normal" fo:text-transform="none" fo:letter-spacing="normal" fo:font-style="normal" fo:font-weight="normal" officeooo:rsid="0015a3a6" style:font-style-asian="normal" style:font-style-complex="normal" loext:padding="0in" loext:border="none"/>
    </style:style>
    <style:style style:name="T140" style:family="text">
      <style:text-properties fo:font-variant="normal" fo:text-transform="none" fo:letter-spacing="normal" fo:font-style="normal" fo:font-weight="normal" style:font-style-asian="normal" style:font-style-complex="normal" loext:padding="0in" loext:border="none"/>
    </style:style>
    <style:style style:name="T141" style:family="text">
      <style:text-properties fo:font-variant="normal" fo:text-transform="none" fo:letter-spacing="normal" fo:font-style="normal" fo:font-weight="normal" officeooo:rsid="002931d8" style:font-style-asian="normal" style:font-style-complex="normal" loext:padding="0in" loext:border="none"/>
    </style:style>
    <style:style style:name="T142" style:family="text">
      <style:text-properties style:font-name="Times New Roman" fo:language="uk" fo:country="UA" officeooo:rsid="0022176e" style:font-name-complex="Times New Roman1"/>
    </style:style>
    <style:style style:name="T143" style:family="text">
      <style:text-properties style:font-name="Times New Roman" fo:language="uk" fo:country="UA" officeooo:rsid="006ebd77" style:font-name-complex="Times New Roman1"/>
    </style:style>
    <style:style style:name="T144" style:family="text">
      <style:text-properties style:font-name="Times New Roman" fo:language="uk" fo:country="UA" officeooo:rsid="00239ad5" style:font-name-complex="Times New Roman1"/>
    </style:style>
    <style:style style:name="T145" style:family="text">
      <style:text-properties style:font-name="Times New Roman" fo:language="uk" fo:country="UA" officeooo:rsid="00589ce6" style:font-name-complex="Times New Roman1"/>
    </style:style>
    <style:style style:name="T146" style:family="text">
      <style:text-properties style:font-name="Times New Roman" fo:language="uk" fo:country="UA" officeooo:rsid="006ecc8d" style:font-name-complex="Times New Roman1"/>
    </style:style>
    <style:style style:name="T147" style:family="text">
      <style:text-properties officeooo:rsid="002086bd" style:font-name-complex="Times New Roman1"/>
    </style:style>
    <style:style style:name="T148" style:family="text">
      <style:text-properties officeooo:rsid="006ecc8d" style:font-name-complex="Times New Roman1"/>
    </style:style>
    <style:style style:name="T149" style:family="text">
      <style:text-properties officeooo:rsid="0022176e" style:font-name-complex="Times New Roman1"/>
    </style:style>
    <style:style style:name="T150" style:family="text">
      <style:text-properties officeooo:rsid="00239ad5" style:font-name-complex="Times New Roman1"/>
    </style:style>
    <style:style style:name="T151" style:family="text">
      <style:text-properties officeooo:rsid="00589ce6" style:font-name-complex="Times New Roman1"/>
    </style:style>
    <style:style style:name="T152" style:family="text">
      <style:text-properties officeooo:rsid="006ebd77" style:font-name-complex="Times New Roman1"/>
    </style:style>
    <style:style style:name="T153" style:family="text">
      <style:text-properties style:text-line-through-style="solid" style:text-line-through-type="single"/>
    </style:style>
    <style:style style:name="T154" style:family="text">
      <style:text-properties officeooo:rsid="006ebd77"/>
    </style:style>
    <style:style style:name="T155" style:family="text">
      <style:text-properties officeooo:rsid="007085cc"/>
    </style:style>
    <style:style style:name="T156" style:family="text">
      <style:text-properties officeooo:rsid="007644b2"/>
    </style:style>
    <style:style style:name="T157" style:family="text">
      <style:text-properties style:text-line-through-style="none" style:text-line-through-type="none"/>
    </style:style>
    <style:style style:name="T158" style:family="text">
      <style:text-properties officeooo:rsid="001c33b4"/>
    </style:style>
    <style:style style:name="T159" style:family="text">
      <style:text-properties officeooo:rsid="00783c54"/>
    </style:style>
    <style:style style:name="T160" style:family="text">
      <style:text-properties officeooo:rsid="00101f38"/>
    </style:style>
    <style:style style:name="T161" style:family="text">
      <style:text-properties officeooo:rsid="00659a53"/>
    </style:style>
    <style:style style:name="T162" style:family="text">
      <style:text-properties style:text-position="super 58%"/>
    </style:style>
    <style:style style:name="T163" style:family="text">
      <style:text-properties style:text-position="super 58%" officeooo:rsid="00659a53"/>
    </style:style>
    <style:style style:name="T164" style:family="text">
      <style:text-properties style:text-position="super 58%" officeooo:rsid="006ebd77"/>
    </style:style>
    <style:style style:name="T165" style:family="text">
      <style:text-properties style:text-position="super 58%" officeooo:rsid="006ecc8d"/>
    </style:style>
    <style:style style:name="T166" style:family="text">
      <style:text-properties officeooo:rsid="007a57db"/>
    </style:style>
    <style:style style:name="T167" style:family="text">
      <style:text-properties fo:font-style="normal" style:text-underline-style="none" officeooo:rsid="0022176e" style:font-style-asian="normal" style:font-name-complex="Times New Roman1" style:font-style-complex="normal"/>
    </style:style>
    <style:style style:name="T168" style:family="text">
      <style:text-properties officeooo:rsid="007b70a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T166">В</text:span>аріант №<text:span text:style-name="T168">40</text:span><text:span text:style-name="T156">.</text:span></text:p>
      <text:p text:style-name="P64"/>
      <text:list xml:id="list2112210034" text:style-name="L1">
        <text:list-item>
          <text:p text:style-name="P1"><text:span text:style-name="T94">У групі </text:span><text:span text:style-name="T95">30</text:span><text:span text:style-name="T94"> студентів. Із них 16 відвідують семінар А , 12 – семінар Б , а 7 студентів не відвідують жодного семінару.</text:span></text:p>
          <text:p text:style-name="P16"><text:s text:c="11"/>(а) Скільки студентів відвідують лише семінар А?</text:p>
          <text:p text:style-name="P16"><text:s text:c="11"/>(б) Скільки студентів відвідують семінари А та Б?</text:p>
          <text:p text:style-name="P16"/>
        </text:list-item>
        <text:list-item>
          <text:p text:style-name="P23"><text:span text:style-name="T27">Обстеження читацьких смаків студентів показало, що 6</text:span><text:span text:style-name="T38">0</text:span><text:span text:style-name="T27"> % студентів читають журнал А , </text:span><text:span text:style-name="T29">50</text:span><text:span text:style-name="T27"> % – журнал Б , </text:span><text:span text:style-name="T29">4</text:span><text:span text:style-name="T27">5 % – журнал В , 3</text:span><text:span text:style-name="T32">5</text:span><text:span text:style-name="T27"> % – журнали А та Б , </text:span><text:span text:style-name="T38">20</text:span><text:span text:style-name="T27"> % – журнали Б і В , 40 % – журнали А та В , 10 % – журнали А , Б і В . Скільки відсотків студентів:</text:span></text:p>
          <text:p text:style-name="P16"><text:s text:c="11"/>(а) читають принаймні один журнал;</text:p>
          <text:p text:style-name="P16"><text:s text:c="11"/>(б) не читають жодного з журналів;</text:p>
          <text:p text:style-name="P16"><text:s text:c="11"/>(в) читають точно два журнали;</text:p>
          <text:p text:style-name="P16"><text:s text:c="11"/>(г) читають не менше двох журналів?</text:p>
          <text:p text:style-name="P16"/>
        </text:list-item>
        <text:list-item>
          <text:p text:style-name="P23"><text:span text:style-name="T27">Знайти кількість простих чисел, що не перевищують 1</text:span><text:span text:style-name="T38">6</text:span><text:span text:style-name="T27">0.</text:span></text:p>
          <text:p text:style-name="P16"/>
        </text:list-item>
        <text:list-item>
          <text:p text:style-name="P39"><text:span text:style-name="T104">Скількома способами можна розмістити на шахівниці розміром m×n </text:span><text:span text:style-name="T107">п’ть</text:span><text:span text:style-name="T104"> різнокольорові тури так, щоб вони не били одна одну?</text:span></text:p>
          <text:p text:style-name="P16"/>
        </text:list-item>
        <text:list-item>
          <text:p text:style-name="P16">Скількома способами в множині A з <text:span text:style-name="T155">t</text:span> елементів можна вибрати дві підмножини, що не перетинаються?</text:p>
          <text:p text:style-name="P16"/>
        </text:list-item>
        <text:list-item>
          <text:p text:style-name="P24"><text:span text:style-name="T27">На одній прямій дано </text:span><text:span text:style-name="T38">p</text:span><text:span text:style-name="T27"> точок, а на іншій, паралельній першій, – </text:span><text:span text:style-name="T38">q</text:span><text:span text:style-name="T27"> точок. Скільки існує трикутників, вершинами яких є ці точки?</text:span></text:p>
          <text:p text:style-name="P9"/>
        </text:list-item>
        <text:list-item>
          <text:p text:style-name="P17">Визначити, скількома способами можна вибрати з натуральних чисел від 1 до 100 три натуральні числа так, щоб їх сума була парною.</text:p>
          <text:p text:style-name="P57"><text:span text:style-name="T27"/></text:p>
        </text:list-item>
        <text:list-item>
          <text:p text:style-name="P39"><text:span text:style-name="T104">Скільки є перестановок цифр 0, 1, 2, …, 9, у яких цифра </text:span><text:span text:style-name="T106">1</text:span><text:span text:style-name="T104"> займає </text:span><text:span text:style-name="T106">перше</text:span><text:span text:style-name="T104"> місце, а цифра </text:span><text:span text:style-name="T106">4</text:span><text:span text:style-name="T104"> – </text:span><text:span text:style-name="T106">четверте</text:span><text:span text:style-name="T104">?</text:span></text:p>
          <text:p text:style-name="P8"/>
        </text:list-item>
        <text:list-item>
          <text:p text:style-name="P16">Нехай дано n символів a, m символів b і k символів c. Визначити кількість різних слів, які складаються зі всіх цих символів і у яких жодні два символи c не стоять поруч.</text:p>
          <text:p text:style-name="P16"/>
        </text:list-item>
        <text:list-item>
          <text:p text:style-name="P23"><text:span text:style-name="T27">Скількома способами з </text:span><text:span text:style-name="T38">9</text:span><text:span text:style-name="T27"> інженерів і 1</text:span><text:span text:style-name="T38">7</text:span><text:span text:style-name="T27"> робітників можна створити бригаду, яка складалася б із </text:span><text:span text:style-name="T32">4</text:span><text:span text:style-name="T27"> інженерів і </text:span><text:span text:style-name="T38">8</text:span><text:span text:style-name="T27"> робітників?</text:span></text:p>
          <text:p text:style-name="P16"/>
        </text:list-item>
        <text:list-item>
          <text:p text:style-name="P39"><text:span text:style-name="T104">Скількома способами можна вибрати з </text:span><text:span text:style-name="T105">q</text:span><text:span text:style-name="T104"> чоловік групу людей для роботи, якщо група має складатися не менше ніж із </text:span><text:span text:style-name="T105">r</text:span><text:span text:style-name="T104"> чоловік?</text:span></text:p>
          <text:p text:style-name="P16"/>
        </text:list-item>
        <text:list-item>
          <text:p text:style-name="P23"><text:span text:style-name="T27">Скількома способами можна переставити літери слова </text:span><text:span text:style-name="T26">кавоварка</text:span><text:span text:style-name="T27"> так, щоб голосні та приголосні чергувалися? </text:span></text:p>
          <text:p text:style-name="P8"/>
        </text:list-item>
        <text:list-item>
          <text:p text:style-name="P23"><text:span text:style-name="T27">Визначити, скількома способами можна переставити літери слова </text:span><text:span text:style-name="T26">абракадабра</text:span><text:span text:style-name="T27"> так, щоб приголосні йшли за абеткою.</text:span></text:p>
          <text:p text:style-name="P8"/>
        </text:list-item>
        <text:list-item>
          <text:p text:style-name="P16">У скількох перестановках літер a, a, a, a, b, b, b, c, c не зустрічається жодне з підслів aaaa, bbb, cc?</text:p>
          <text:p text:style-name="P16"/>
        </text:list-item>
        <text:list-item>
          <text:p text:style-name="P16">У скількох перестановках літер a, a, b, b, c, c жодна літера не збігається з літерою, що стоїть на такому самому місці у слові aabbcc?</text:p>
          <text:p text:style-name="P16"><text:soft-page-break/></text:p>
        </text:list-item>
        <text:list-item>
          <text:p text:style-name="P23"><text:span text:style-name="T27">Знайти n, коли відомо, що у розкладанні (1 + x)</text:span><text:span text:style-name="T60">n</text:span><text:span text:style-name="T27"> коефіцієнти при x</text:span><text:span text:style-name="T60">4</text:span><text:span text:style-name="T27"> та x</text:span><text:span text:style-name="T60">10</text:span><text:span text:style-name="T27"> однакові.</text:span></text:p>
          <text:p text:style-name="P16"/>
        </text:list-item>
        <text:list-item>
          <text:p text:style-name="P23"><text:span text:style-name="T27">Розв'язати рівняння відносно натурального k </text:span><text:span text:style-name="T33">(скористатись означенням числа комбінацій через факторіал)</text:span><text:span text:style-name="T27">: </text:span></text:p>
          <text:p text:style-name="P16">C(k, 3) + C(k, 4) = 11C(k + 1, 2).</text:p>
          <text:p text:style-name="P16"/>
        </text:list-item>
        <text:list-item>
          <text:p text:style-name="P42"><text:span text:style-name="T138">Довести, що</text:span></text:p>
          <text:p text:style-name="P23"><text:span text:style-name="T39">C(n, 1) + 14C(n, 2) + 36C(n, 3) + 24C(n, 4) = n</text:span><text:span text:style-name="T65">4</text:span><text:span text:style-name="T39">.</text:span></text:p>
          <text:p text:style-name="P44"/>
        </text:list-item>
        <text:list-item>
          <text:p text:style-name="P23"><text:span text:style-name="T27">Обчислити </text:span><text:span text:style-name="T35">суму</text:span><text:span text:style-name="T27">:</text:span></text:p>
          <text:p text:style-name="P23"><text:span text:style-name="T27">C</text:span><text:span text:style-name="T34">(</text:span><text:span text:style-name="T27">n, 1</text:span><text:span text:style-name="T34">)</text:span><text:span text:style-name="T63">2 </text:span><text:span text:style-name="T27">+ 2C</text:span><text:span text:style-name="T34">(</text:span><text:span text:style-name="T27">n, </text:span><text:span text:style-name="T36">2</text:span><text:span text:style-name="T34">)</text:span><text:span text:style-name="T63">2 </text:span><text:span text:style-name="T27">+ 3C</text:span><text:span text:style-name="T34">(</text:span><text:span text:style-name="T27">n, </text:span><text:span text:style-name="T36">3</text:span><text:span text:style-name="T34">)</text:span><text:span text:style-name="T63">2 </text:span><text:span text:style-name="T27">+ ... + nC</text:span><text:span text:style-name="T34">(</text:span><text:span text:style-name="T27">n, </text:span><text:span text:style-name="T36">n</text:span><text:span text:style-name="T34">)</text:span><text:span text:style-name="T63">2</text:span><text:span text:style-name="T36">.</text:span></text:p>
          <text:p text:style-name="P13"/>
        </text:list-item>
        <text:list-item>
          <text:p text:style-name="P21">Користуючись поліномною теоремою, обчислити </text:p>
          <text:p text:style-name="P23"><text:span text:style-name="T39">(</text:span><text:span text:style-name="T40">3</text:span><text:span text:style-name="T39">x + y + </text:span><text:span text:style-name="T40">2</text:span><text:span text:style-name="T39">z)</text:span><text:span text:style-name="T65">3</text:span><text:span text:style-name="T39">.</text:span></text:p>
          <text:p text:style-name="P21"/>
        </text:list-item>
        <text:list-item>
          <text:p text:style-name="P36"><text:span text:style-name="T97">Знайти коефіцієнт при x</text:span><text:span text:style-name="T109">k</text:span><text:span text:style-name="T97"> у розкладі полінома:</text:span></text:p>
          <text:p text:style-name="P23"><text:span text:style-name="T39">(1 + x</text:span><text:span text:style-name="T66">2</text:span><text:span text:style-name="T39"> - x</text:span><text:span text:style-name="T66">3</text:span><text:span text:style-name="T39">)</text:span><text:span text:style-name="T66">7</text:span><text:span text:style-name="T39">, k = 11;</text:span></text:p>
          <text:p text:style-name="P21"/>
        </text:list-item>
        <text:list-item>
          <text:p text:style-name="P36"><text:span text:style-name="T97">Скількома способами можна вибрати </text:span><text:span text:style-name="T98">5</text:span><text:span text:style-name="T97"> тістечок у кондитерській, де є </text:span><text:span text:style-name="T98">9</text:span><text:span text:style-name="T97"> різних сортів тістечок за умови, що серед кожних </text:span><text:span text:style-name="T101">5</text:span><text:span text:style-name="T97"> обраних буде щонайменше 2 тістечка певного фіксованого сорту?</text:span></text:p>
          <text:p text:style-name="P16"/>
        </text:list-item>
        <text:list-item>
          <text:p text:style-name="P36"><text:span text:style-name="T100">Пустелею рухається караван з </text:span><text:span text:style-name="T99">1</text:span><text:span text:style-name="T101">3</text:span><text:span text:style-name="T100"> верблюдів. Мандри є тривалими. Скількома способами можна переставити верблюдів так, щоб попереду кожного верблюда йшов інший, ніж раніше.</text:span></text:p>
          <text:p text:style-name="P22"/>
        </text:list-item>
        <text:list-item>
          <text:p text:style-name="P22">Застосувати техніку твірних функцій для знаходження суми чисел </text:p>
          <text:p text:style-name="P23"><text:span text:style-name="T36">1</text:span><text:span text:style-name="T68">3</text:span><text:span text:style-name="T36"> +2</text:span><text:span text:style-name="T68">3</text:span><text:span text:style-name="T36"> +…+n</text:span><text:span text:style-name="T68">3</text:span><text:span text:style-name="T36">.</text:span></text:p>
          <text:p text:style-name="P22"/>
        </text:list-item>
        <text:list-item>
          <text:p text:style-name="P14"><text:span text:style-name="T157">Чи знайдеться серед перших 100 000 001 чисел ряду Фібоначчі число, що закінчується чотирма нулями?</text:span></text:p>
          <text:p text:style-name="P14"/>
        </text:list-item>
        <text:list-item>
          <text:p text:style-name="P53"><text:span text:style-name="T45">Визначити кількість розв’язків нерівності </text:span><text:span text:style-name="T50">x</text:span><text:span text:style-name="T52">1 </text:span><text:span text:style-name="T45">+ </text:span><text:span text:style-name="T50">x</text:span><text:span text:style-name="T52">2 </text:span><text:span text:style-name="T45">+ </text:span><text:span text:style-name="T50">x</text:span><text:span text:style-name="T52">3</text:span><text:span text:style-name="T45"> + </text:span><text:span text:style-name="T50">x</text:span><text:span text:style-name="T53">4</text:span><text:span text:style-name="T52"> </text:span><text:span text:style-name="T45">≤ 1</text:span><text:span text:style-name="T46">5</text:span><text:span text:style-name="T45"> у цілих невід’ємних числах.</text:span></text:p>
          <text:p text:style-name="P58"/>
        </text:list-item>
        <text:list-item>
          <text:p text:style-name="P51"><text:span text:style-name="T103">Знайти член розкладу (</text:span><text:span text:style-name="T108">x</text:span><text:span text:style-name="T110">2</text:span><text:span text:style-name="T103"> + </text:span><text:span text:style-name="T108">x</text:span><text:span text:style-name="T110">–3</text:span><text:span text:style-name="T103">)</text:span><text:span text:style-name="T110">25</text:span><text:span text:style-name="T103">, який не містить </text:span><text:span text:style-name="T108">x</text:span><text:span text:style-name="T103">.</text:span></text:p>
          <text:p text:style-name="P59"/>
        </text:list-item>
        <text:list-item>
          <text:p text:style-name="P52">Виберіть правильну рівність.</text:p>
          <text:p text:style-name="P51"><text:span text:style-name="T112"><text:s text:c="12"/>А</text:span><text:span text:style-name="T113">) </text:span><text:span text:style-name="T114">С</text:span><text:span text:style-name="T116">6</text:span><text:span text:style-name="T117">0</text:span><text:span text:style-name="T113"> </text:span><text:span text:style-name="T114">= С</text:span><text:span text:style-name="T116">6</text:span><text:span text:style-name="T117">6</text:span><text:span text:style-name="T113">; </text:span><text:span text:style-name="T112">Б</text:span><text:span text:style-name="T113">) </text:span><text:span text:style-name="T114">А</text:span><text:span text:style-name="T116">5</text:span><text:span text:style-name="T117">1</text:span><text:span text:style-name="T113"> </text:span><text:span text:style-name="T114">= А</text:span><text:span text:style-name="T116">5</text:span><text:span text:style-name="T118">5</text:span><text:span text:style-name="T113">; </text:span><text:span text:style-name="T112">В</text:span><text:span text:style-name="T113">) </text:span><text:span text:style-name="T114">С</text:span><text:span text:style-name="T116">6</text:span><text:span text:style-name="T117">1</text:span><text:span text:style-name="T113"> </text:span><text:span text:style-name="T114">= С</text:span><text:span text:style-name="T116">6</text:span><text:span text:style-name="T117">5</text:span><text:span text:style-name="T113">; </text:span><text:span text:style-name="T112">Г</text:span><text:span text:style-name="T115">) </text:span><text:span text:style-name="T114">А</text:span><text:span text:style-name="T116">5</text:span><text:span text:style-name="T117">2</text:span><text:span text:style-name="T113"> </text:span><text:span text:style-name="T114">= А</text:span><text:span text:style-name="T116">5</text:span><text:span text:style-name="T117">3</text:span><text:span text:style-name="T113">; </text:span><text:span text:style-name="T112">Д</text:span><text:span text:style-name="T113">) </text:span><text:span text:style-name="T114">С</text:span><text:span text:style-name="T116">6</text:span><text:span text:style-name="T117">1</text:span><text:span text:style-name="T113"> </text:span><text:span text:style-name="T114">= С</text:span><text:span text:style-name="T116">6</text:span><text:span text:style-name="T117">6</text:span><text:span text:style-name="T113">; </text:span><text:span text:style-name="T112">Е</text:span><text:span text:style-name="T113">) </text:span><text:span text:style-name="T114">А</text:span><text:span text:style-name="T116">5</text:span><text:span text:style-name="T117">0</text:span><text:span text:style-name="T113"> </text:span><text:span text:style-name="T114">= А</text:span><text:span text:style-name="T116">5</text:span><text:span text:style-name="T117">5</text:span><text:span text:style-name="T113">; </text:span></text:p>
          <text:p text:style-name="P55"/>
        </text:list-item>
        <text:list-item>
          <text:p text:style-name="P60">Знайти розв’язок рекурентного співвідношення: </text:p>
          <text:p text:style-name="P61"><text:span text:style-name="T5"><text:s text:c="13"/>a</text:span><text:span text:style-name="T57">n+2</text:span><text:span text:style-name="T71"> </text:span><text:span text:style-name="T4">= –12·</text:span><text:span text:style-name="T5">a</text:span><text:span text:style-name="T57">n+1</text:span><text:span text:style-name="T71"> </text:span><text:span text:style-name="T4">– 36·</text:span><text:span text:style-name="T5">a</text:span><text:span text:style-name="T57">n</text:span><text:span text:style-name="T70"> </text:span><text:span text:style-name="T4">+ 648·3</text:span><text:span text:style-name="T69">n</text:span><text:span text:style-name="T4">, </text:span><text:span text:style-name="T5">a</text:span><text:span text:style-name="T56">0</text:span><text:span text:style-name="T71"> </text:span><text:span text:style-name="T4">= 13, </text:span><text:span text:style-name="T5">a</text:span><text:span text:style-name="T56">1</text:span><text:span text:style-name="T71"> </text:span><text:span text:style-name="T4">=</text:span><text:span text:style-name="T6"> </text:span><text:span text:style-name="T4">6.</text:span></text:p>
          <text:p text:style-name="P60"/>
        </text:list-item>
        <text:list-item>
          <text:p text:style-name="P62"><text:span text:style-name="T17">Методом твірних функцій знайти розв’язок рекурентного співвідношення: </text:span></text:p>
          <text:p text:style-name="P62"><text:span text:style-name="T9"><text:s text:c="12"/>a</text:span><text:span text:style-name="T59">n</text:span><text:span text:style-name="T75"> </text:span><text:span text:style-name="T9">= </text:span><text:span text:style-name="T11">2</text:span><text:span text:style-name="T9">·a</text:span><text:span text:style-name="T59">n-1</text:span><text:span text:style-name="T75"> </text:span><text:span text:style-name="T9">– </text:span><text:span text:style-name="T11">3</text:span><text:span text:style-name="T13">,</text:span><text:span text:style-name="T9"> </text:span><text:span text:style-name="T12">при</text:span><text:span text:style-name="T8"> </text:span><text:span text:style-name="T13">n</text:span><text:span text:style-name="T8">&gt;</text:span><text:span text:style-name="T11">0</text:span><text:span text:style-name="T12">, </text:span><text:span text:style-name="T9">a</text:span><text:span text:style-name="T59">0</text:span><text:span text:style-name="T73"> </text:span><text:span text:style-name="T9">= </text:span><text:span text:style-name="T11">4</text:span><text:span text:style-name="T13">.</text:span></text:p>
          <text:p text:style-name="P62"><text:span text:style-name="T13"/></text:p>
        </text:list-item>
        <text:list-item>
          <text:p text:style-name="P48"><text:span text:style-name="T94">Нехай A – скінченна множина, a – елемент, а B – підмножина множини A. Яких підмножин множини A більше: тих, що містять елемент a, чи тих, що не містять елемента a</text:span><text:span text:style-name="T27">.</text:span></text:p>
          <text:p text:style-name="P3"/>
        </text:list-item>
        <text:list-item>
          <text:p text:style-name="P28"><text:span text:style-name="T47">Скільки діагоналей має опуклий </text:span><text:span text:style-name="T49">q</text:span><text:span text:style-name="T47">-кутник? Скільки </text:span><text:span text:style-name="T48">існує </text:span><text:span text:style-name="T47">точок перетину </text:span><text:span text:style-name="T48">таких</text:span><text:span text:style-name="T47"> </text:span><text:span text:style-name="T48">діагоналей</text:span><text:span text:style-name="T47">, якщо ніякі 3 діагоналі не перетинаються в одній точці?</text:span></text:p>
          <text:p text:style-name="P3"/>
        </text:list-item>
        <text:list-item>
          <text:p text:style-name="P30"><text:span text:style-name="T18">У ліфт </text:span><text:span text:style-name="T19">1</text:span><text:span text:style-name="T25">4</text:span><text:span text:style-name="T18">-поверхового будинку на першому поверсі зайшло </text:span><text:span text:style-name="T25">9</text:span><text:span text:style-name="T18"> чоловік. Скількома способами вони можуть вийти з ліфта?</text:span></text:p>
          <text:p text:style-name="P3"><text:soft-page-break/></text:p>
        </text:list-item>
        <text:list-item>
          <text:p text:style-name="P30"><text:span text:style-name="T18">На полиці </text:span><text:span text:style-name="T25">d</text:span><text:span text:style-name="T18"> книг. Скільки існує способів обрати </text:span><text:span text:style-name="T25">f</text:span><text:span text:style-name="T20"> </text:span><text:span text:style-name="T18">книг, щоб ніякі дві книги не брати поруч?</text:span></text:p>
          <text:p text:style-name="P3"/>
        </text:list-item>
        <text:list-item>
          <text:p text:style-name="P30"><text:span text:style-name="T147">За круглим столом короля Артура сидять </text:span><text:span text:style-name="T152">k</text:span><text:span text:style-name="T147"> лицарів. Кожен ворогує зі своїми сусідами. Потрібно обрати </text:span><text:span text:style-name="T152">n</text:span><text:span text:style-name="T147"> лицарів, щоб визволити принцесу. Скільки існує способів обрання лицарів, щоб серед обраних лицарів не було воро</text:span><text:span text:style-name="T149">г</text:span><text:span text:style-name="T147">ів?</text:span></text:p>
          <text:p text:style-name="P35"/>
        </text:list-item>
        <text:list-item>
          <text:p text:style-name="P41"><text:span text:style-name="T14">Ліфт, у якому знаходяться </text:span><text:span text:style-name="T16">9</text:span><text:span text:style-name="T14"> пасажирів, може зупинятись на 1</text:span><text:span text:style-name="T15">4</text:span><text:span text:style-name="T14"> поверхах. Пасажири виходять групами по двоє, троє і четверо чоловік. Скількома способами це може відбуватись?</text:span></text:p>
          <text:p text:style-name="P41"><text:span text:style-name="T14"/></text:p>
        </text:list-item>
        <text:list-item>
          <text:p text:style-name="P49"><text:span text:style-name="T144">Скількома способами можна розставити </text:span><text:span text:style-name="T145">6</text:span><text:span text:style-name="T144"> томів зібрання творів І.Я. Франко так, щоб </text:span><text:span text:style-name="T146"><text:s/>четвертий </text:span><text:span text:style-name="T143">і п’ятий </text:span><text:span text:style-name="T144">томи не стояли поруч?</text:span></text:p>
          <text:p text:style-name="P7"/>
        </text:list-item>
        <text:list-item>
          <text:p text:style-name="P33"><text:span text:style-name="T21">Прапор складається з 1</text:span><text:span text:style-name="T25">5</text:span><text:span text:style-name="T21"> горизонтальних смуг </text:span><text:span text:style-name="T22">4 різних</text:span><text:span text:style-name="T21"> кольорів, причому довільні дві сусідні смуги повинні мати різні кольори. Скільк</text:span><text:span text:style-name="T22">и</text:span><text:span text:style-name="T21"> </text:span><text:span text:style-name="T22">існує різних прапорів з такими властивостями</text:span><text:span text:style-name="T21">?</text:span></text:p>
          <text:p text:style-name="P4"/>
        </text:list-item>
        <text:list-item>
          <text:p text:style-name="P31"><text:span text:style-name="T18">В скрині </text:span><text:span text:style-name="T25">9</text:span><text:span text:style-name="T18"> чорних, 1</text:span><text:span text:style-name="T25">2</text:span><text:span text:style-name="T18"> білих, 1</text:span><text:span text:style-name="T25">6</text:span><text:span text:style-name="T18"> червоних, 1</text:span><text:span text:style-name="T25">5</text:span><text:span text:style-name="T18"> зелених куль. Яку найменшу кількість куль треба узяти, щоб серед них </text:span><text:span text:style-name="T23">(обов’язково) </text:span><text:span text:style-name="T18">було 1</text:span><text:span text:style-name="T25">3</text:span><text:span text:style-name="T18"> куль одного кольору?</text:span></text:p>
          <text:p text:style-name="P4"/>
        </text:list-item>
        <text:list-item>
          <text:p text:style-name="P31"><text:span text:style-name="T18">Скільки існує різних способів роздати </text:span><text:span text:style-name="T25">g</text:span><text:span text:style-name="T55">3</text:span><text:span text:style-name="T18"> троянд, </text:span><text:span text:style-name="T25">g</text:span><text:span text:style-name="T54">2</text:span><text:span text:style-name="T18"> гвоздик, </text:span><text:span text:style-name="T25">g</text:span><text:span text:style-name="T55">1</text:span><text:span text:style-name="T18"> волошок </text:span><text:span text:style-name="T25">r</text:span><text:span text:style-name="T18"> дівчатам?</text:span></text:p>
          <text:p text:style-name="P4"/>
        </text:list-item>
        <text:list-item>
          <text:p text:style-name="P26"><text:span text:style-name="T18">Компанiя, </text:span><text:span text:style-name="T24">що</text:span><text:span text:style-name="T18"> складається з 10 подружнiх пар, розбивається на 5 груп по 4 людини для прогулянки на човнах. </text:span>Скiлькома способами можна розбити компанію так, щоб в одному човнi були 2 чоловiкiв та 2 жiнок? </text:p>
          <text:p text:style-name="P11"/>
        </text:list-item>
        <text:list-item>
          <text:p text:style-name="P4"><text:span text:style-name="T167">Знайти суму 4-значних чисел, які можна отримати перестановкою цифр 1, 2, 3, 4.</text:span></text:p>
          <text:p text:style-name="P4"><text:span text:style-name="T167"/></text:p>
        </text:list-item>
        <text:list-item>
          <text:p text:style-name="P50">Визначити, скільки різних натуральних дільників має число <text:span text:style-name="T160">q =</text:span> <text:span text:style-name="T161">3</text:span><text:span text:style-name="T162">1</text:span><text:span text:style-name="T163">5</text:span><text:span text:style-name="T164">1</text:span> ⋅ <text:span text:style-name="T161">5</text:span><text:span text:style-name="T163">3</text:span><text:span text:style-name="T165">2</text:span><text:span text:style-name="T164">2</text:span> ⋅ <text:span text:style-name="T154">11</text:span><text:span text:style-name="T163">42</text:span>.</text:p>
          <text:p text:style-name="P18"/>
        </text:list-item>
        <text:list-item>
          <text:p text:style-name="P18">Скільки існує n-значних десяткових чисел,</text:p>
          <text:p text:style-name="P38"><text:span text:style-name="T94"><text:s text:c="11"/>(а) у запису яких обов'язково є цифра </text:span><text:span text:style-name="T95">4</text:span><text:span text:style-name="T94">?</text:span></text:p>
          <text:p text:style-name="P18"><text:s text:c="11"/>(б) у запису яких немає цифри <text:span text:style-name="T154">3</text:span>;</text:p>
          <text:p text:style-name="P18"><text:s text:c="11"/>(в) усі цифри яких непарні;</text:p>
          <text:p text:style-name="P18"><text:s text:c="11"/>(г) у запису яких є принаймні одна непарна цифра;</text:p>
          <text:p text:style-name="P18"><text:s text:c="11"/>(д) у яких сусідні цифри різні;</text:p>
          <text:p text:style-name="P18"><text:s text:c="11"/>(е) які починаються із двох однакових цифр;</text:p>
          <text:p text:style-name="P38"><text:span text:style-name="T94"><text:s text:c="11"/>(</text:span><text:span text:style-name="T96">є) </text:span><text:span text:style-name="T94">усі цифри яких </text:span><text:span text:style-name="T96">різні.</text:span></text:p>
          <text:p text:style-name="P20"/>
        </text:list-item>
        <text:list-item>
          <text:p text:style-name="P40"><text:span text:style-name="T1">Скiльки рiзних браслетiв можна скласти з </text:span><text:span text:style-name="T2">7</text:span><text:span text:style-name="T1"> однакових смарагдiв, </text:span><text:span text:style-name="T2">4</text:span><text:span text:style-name="T1"> однакових рубiнiв i </text:span><text:span text:style-name="T2">9</text:span><text:span text:style-name="T1"> однакових сапфирiв. До браслету входять всi </text:span><text:span text:style-name="T2">20</text:span><text:span text:style-name="T1"> каменiв.</text:span></text:p>
          <text:p text:style-name="P5"/>
        </text:list-item>
        <text:list-item>
          <text:p text:style-name="P38"><text:span text:style-name="T27">Нехай множина A містить </text:span><text:span text:style-name="T37">f</text:span><text:span text:style-name="T27"> елементів, а множина B – </text:span><text:span text:style-name="T37">g</text:span><text:span text:style-name="T27"> елементів. Визначити кількість: </text:span></text:p>
          <text:p text:style-name="P38"><text:span text:style-name="T27"><text:s text:c="12"/></text:span><text:span text:style-name="T30">(</text:span><text:span text:style-name="T27">а) відповідностей </text:span><text:span text:style-name="T30">(тобто довільних підмножин декартового добутку A × B)</text:span><text:span text:style-name="T27">; </text:span></text:p>
          <text:p text:style-name="P38"><text:span text:style-name="T27"><text:s text:c="8"/>(б) усюди визначених відповідностей </text:span><text:span text:style-name="T30">(у них повний образ C(a) довільного елемента a∈A непорожній)</text:span><text:span text:style-name="T27">; </text:span></text:p>
          <text:p text:style-name="P5"><text:s text:c="12"/>(в) функціональних відповідностей між множинами A та B.</text:p>
          <text:p text:style-name="P5"/>
        </text:list-item>
        <text:list-item>
          <text:p text:style-name="P38"><text:span text:style-name="T27">Нехай множина M містить </text:span><text:span text:style-name="T37">r</text:span><text:span text:style-name="T27"> елементів. Визначити кількість:</text:span></text:p>
          <text:p text:style-name="P38"><text:span text:style-name="T27"><text:s text:c="12"/>(а) відношень </text:span><text:span text:style-name="T31">(</text:span><text:span text:style-name="T30">тобто довільних підмножин декартового добутку </text:span><text:span text:style-name="T31">M</text:span><text:span text:style-name="T30"> × </text:span><text:span text:style-name="T31">M)</text:span><text:span text:style-name="T27">;</text:span></text:p>
          <text:p text:style-name="P38"><text:span text:style-name="T27"><text:s text:c="11"/></text:span><text:span text:style-name="T94"><text:s/>(</text:span><text:span text:style-name="T102">б</text:span><text:span text:style-name="T94">) симетричних відношень на множині M.</text:span></text:p>
          <text:p text:style-name="P12"><text:span text:style-name="T1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>
      <style:text-properties style:text-line-through-style="none" style:text-line-through-type="none" style:font-name="Times New Roman" fo:font-family="'Times New Roman'" style:font-family-generic="roman" style:font-pitch="variable" fo:font-size="12pt" style:font-size-asian="12pt" style:font-size-complex="12pt"/>
    </style:style>
    <style:style style:name="ListLabel_20_370" style:display-name="ListLabel 37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0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2-05T19:32:26.446292536</dc:date>
    <meta:editing-cycles>52</meta:editing-cycles>
    <meta:editing-duration>PT13H56M18S</meta:editing-duration>
    <meta:generator>LibreOffice/6.4.7.2$Linux_X86_64 LibreOffice_project/40$Build-2</meta:generator>
    <meta:document-statistic meta:table-count="0" meta:image-count="0" meta:object-count="0" meta:page-count="3" meta:paragraph-count="75" meta:word-count="1093" meta:character-count="6622" meta:non-whitespace-character-count="5389"/>
  </office:meta>
</office:document-meta>
</file>